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office:value-type="string">
            <text:p>T</text:p>
          </table:table-cell>
          <table:table-cell office:value-type="string">
            <text:p>uns t</text:p>
          </table:table-cell>
          <table:table-cell office:value-type="string">
            <text:p>a</text:p>
          </table:table-cell>
          <table:table-cell office:value-type="string">
            <text:p>uns a</text:p>
          </table:table-cell>
          <table:table-cell office:value-type="string">
            <text:p>T^2</text:p>
          </table:table-cell>
          <table:table-cell office:value-type="string">
            <text:p>uns t^2</text:p>
          </table:table-cell>
          <table:table-cell office:value-type="string">
            <text:p>2m_2 a^2</text:p>
          </table:table-cell>
          <table:table-cell office:value-type="string">
            <text:p>Uns 2 m a^2</text:p>
          </table:table-cell>
        </table:table-row>
        <table:table-row table:style-name="ro1">
          <table:table-cell office:value-type="float" office:value="44.81">
            <text:p>44,81</text:p>
          </table:table-cell>
          <table:table-cell table:formula="of:=0.2/(6)^0.5" office:value-type="float" office:value="0.0816496580927726">
            <text:p>0,08</text:p>
          </table:table-cell>
          <table:table-cell table:style-name="ce1" office:value-type="float" office:value="0.02">
            <text:p>2,00E-002</text:p>
          </table:table-cell>
          <table:table-cell table:style-name="ce2" table:formula="of:=0.001*6^(-0.5)" office:value-type="float" office:value="0.000408248290463863">
            <text:p>4,082E-04</text:p>
          </table:table-cell>
          <table:table-cell table:formula="of:=[.A7]^2" office:value-type="float" office:value="2007.9361">
            <text:p>2007,94</text:p>
          </table:table-cell>
          <table:table-cell table:formula="of:=[.B7]*2*[.E7]" office:value-type="float" office:value="327.894592074271">
            <text:p>327,89</text:p>
          </table:table-cell>
          <table:table-cell table:style-name="ce2" table:formula="of:=[.C7]^2*[.$D$18]" office:value-type="float" office:value="0.000237824">
            <text:p>2,378E-04</text:p>
          </table:table-cell>
          <table:table-cell table:style-name="ce2" table:formula="of:=[.$D$18]*[.C7]*[.D7]" office:value-type="float" office:value="0.00000485456207156389">
            <text:p>4,855E-06</text:p>
          </table:table-cell>
        </table:table-row>
        <table:table-row table:style-name="ro1">
          <table:table-cell office:value-type="float" office:value="57.12">
            <text:p>57,12</text:p>
          </table:table-cell>
          <table:table-cell table:formula="of:=0.2/(6)^0.5" office:value-type="float" office:value="0.0816496580927726">
            <text:p>0,08</text:p>
          </table:table-cell>
          <table:table-cell table:style-name="ce1" office:value-type="float" office:value="0.044">
            <text:p>4,40E-002</text:p>
          </table:table-cell>
          <table:table-cell table:style-name="ce2" table:formula="of:=0.001*6^(-0.5)" office:value-type="float" office:value="0.000408248290463863">
            <text:p>4,082E-04</text:p>
          </table:table-cell>
          <table:table-cell table:formula="of:=[.A8]^2" office:value-type="float" office:value="3262.6944">
            <text:p>3262,69</text:p>
          </table:table-cell>
          <table:table-cell table:formula="of:=[.B8]*2*[.E8]" office:value-type="float" office:value="532.795764442408">
            <text:p>532,8</text:p>
          </table:table-cell>
          <table:table-cell table:style-name="ce2" table:formula="of:=[.C8]^2*[.$D$18]" office:value-type="float" office:value="0.00115106816">
            <text:p>1,151E-03</text:p>
          </table:table-cell>
          <table:table-cell table:style-name="ce2" table:formula="of:=[.$D$18]*[.C8]*[.D8]" office:value-type="float" office:value="0.0000106800365574406">
            <text:p>1,068E-05</text:p>
          </table:table-cell>
        </table:table-row>
        <table:table-row table:style-name="ro1">
          <table:table-cell office:value-type="float" office:value="73.32">
            <text:p>73,32</text:p>
          </table:table-cell>
          <table:table-cell table:formula="of:=0.2/(6)^0.5" office:value-type="float" office:value="0.0816496580927726">
            <text:p>0,08</text:p>
          </table:table-cell>
          <table:table-cell table:style-name="ce1" office:value-type="float" office:value="0.067">
            <text:p>6,70E-002</text:p>
          </table:table-cell>
          <table:table-cell table:style-name="ce2" table:formula="of:=0.001*6^(-0.5)" office:value-type="float" office:value="0.000408248290463863">
            <text:p>4,082E-04</text:p>
          </table:table-cell>
          <table:table-cell table:formula="of:=[.A9]^2" office:value-type="float" office:value="5375.8224">
            <text:p>5375,82</text:p>
          </table:table-cell>
          <table:table-cell table:formula="of:=[.B9]*2*[.E9]" office:value-type="float" office:value="877.868121854936">
            <text:p>877,87</text:p>
          </table:table-cell>
          <table:table-cell table:style-name="ce2" table:formula="of:=[.C9]^2*[.$D$18]" office:value-type="float" office:value="0.00266897984">
            <text:p>2,669E-03</text:p>
          </table:table-cell>
          <table:table-cell table:style-name="ce2" table:formula="of:=[.$D$18]*[.C9]*[.D9]" office:value-type="float" office:value="0.000016262782939739">
            <text:p>1,626E-05</text:p>
          </table:table-cell>
        </table:table-row>
        <table:table-row table:style-name="ro1">
          <table:table-cell office:value-type="float" office:value="91.25">
            <text:p>91,25</text:p>
          </table:table-cell>
          <table:table-cell table:formula="of:=0.2/(6)^0.5" office:value-type="float" office:value="0.0816496580927726">
            <text:p>0,08</text:p>
          </table:table-cell>
          <table:table-cell table:style-name="ce1" office:value-type="float" office:value="0.09">
            <text:p>9,00E-002</text:p>
          </table:table-cell>
          <table:table-cell table:style-name="ce2" table:formula="of:=0.001*6^(-0.5)" office:value-type="float" office:value="0.000408248290463863">
            <text:p>4,082E-04</text:p>
          </table:table-cell>
          <table:table-cell table:formula="of:=[.A10]^2" office:value-type="float" office:value="8326.5625">
            <text:p>8326,56</text:p>
          </table:table-cell>
          <table:table-cell table:formula="of:=[.B10]*2*[.E10]" office:value-type="float" office:value="1359.7219624262">
            <text:p>1359,72</text:p>
          </table:table-cell>
          <table:table-cell table:style-name="ce2" table:formula="of:=[.C10]^2*[.$D$18]" office:value-type="float" office:value="0.004815936">
            <text:p>4,816E-03</text:p>
          </table:table-cell>
          <table:table-cell table:style-name="ce2" table:formula="of:=[.$D$18]*[.C10]*[.D10]" office:value-type="float" office:value="0.0000218455293220375">
            <text:p>2,185E-05</text:p>
          </table:table-cell>
        </table:table-row>
        <table:table-row table:style-name="ro1">
          <table:table-cell office:value-type="float" office:value="110.72">
            <text:p>110,72</text:p>
          </table:table-cell>
          <table:table-cell table:formula="of:=0.2/(6)^0.5" office:value-type="float" office:value="0.0816496580927726">
            <text:p>0,08</text:p>
          </table:table-cell>
          <table:table-cell table:style-name="ce1" office:value-type="float" office:value="0.103">
            <text:p>1,03E-001</text:p>
          </table:table-cell>
          <table:table-cell table:style-name="ce2" table:formula="of:=0.001*6^(-0.5)" office:value-type="float" office:value="0.000408248290463863">
            <text:p>4,082E-04</text:p>
          </table:table-cell>
          <table:table-cell table:formula="of:=[.A11]^2" office:value-type="float" office:value="12258.9184">
            <text:p>12258,92</text:p>
          </table:table-cell>
          <table:table-cell table:formula="of:=[.B11]*2*[.E11]" office:value-type="float" office:value="2001.8729918944">
            <text:p>2001,87</text:p>
          </table:table-cell>
          <table:table-cell table:style-name="ce2" table:formula="of:=[.C11]^2*[.$D$18]" office:value-type="float" office:value="0.00630768704">
            <text:p>6,308E-03</text:p>
          </table:table-cell>
          <table:table-cell table:style-name="ce2" table:formula="of:=[.$D$18]*[.C11]*[.D11]" office:value-type="float" office:value="0.000025000994668554">
            <text:p>2,500E-0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Uns 0,2</text:p>
          </table:table-cell>
          <table:table-cell office:value-type="string">
            <text:p>uns 1mm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2m_2=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2*0.29728" office:value-type="float" office:value="0.59456">
            <text:p>0,59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3" number:min-integer-digits="1" number:min-exponent-digits="2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0.12.2017</text:date>, <text:time>19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3M55S</meta:editing-duration>
    <meta:editing-cycles>3</meta:editing-cycles>
    <meta:generator>OpenOffice/4.1.1$Win32 OpenOffice.org_project/411m6$Build-9775</meta:generator>
    <dc:date>2017-12-10T19:49:29.52</dc:date>
    <dc:creator>Hauke Hawighorst</dc:cre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